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c876" officeooo:paragraph-rsid="0016c8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<text:database-display text:table-name="Sheet1" text:table-type="table" text:column-name="nama" text:database-name="database-sertifikat-contoh">Agung</text:database-display></text:p>
      <text:p text:style-name="P1">Asal sekolah : <text:database-display text:table-name="Sheet1" text:table-type="table" text:column-name="asal sekolah" text:database-name="database-sertifikat-contoh">MAN KUOK</text:database-display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creation-date>2022-03-27T17:07:12.885346174</meta:creation-date>
    <dc:date>2022-03-27T17:10:21.205429005</dc:date>
    <dc:creator>Agung Satria</dc:creator>
    <meta:editing-duration>PT2M35S</meta:editing-duration>
    <meta:editing-cycles>2</meta:editing-cycles>
    <meta:generator>LibreOffice/7.2.5.2.0$Linux_X86_64 LibreOffice_project/20$Build-2</meta:generator>
    <meta:document-statistic meta:table-count="0" meta:image-count="0" meta:object-count="0" meta:page-count="1" meta:paragraph-count="2" meta:word-count="10" meta:character-count="55" meta:non-whitespace-character-count="47"/>
  </office:meta>
</office:document-meta>
</file>